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572cm" fo:min-width="2.294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11cm" fo:min-width="0cm"/>
    </style:style>
    <style:style style:name="gr4" style:family="graphic">
      <style:graphic-properties style:protect="siz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fill-color="#729fcf" draw:textarea-vertical-align="middl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text-properties style:font-name="Liberation Mono" fo:font-size="14pt" style:font-size-asian="14pt" style:font-size-complex="14pt"/>
    </style:style>
    <style:style style:name="P2" style:family="paragraph">
      <loext:graphic-properties draw:fill="none" draw:fill-color="#ffffff"/>
      <style:text-properties style:font-name="Liberation Mono" fo:font-size="14pt" style:font-size-asian="14pt" style:font-size-complex="14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style:text-properties fo:font-weight="normal" style:font-weight-asian="normal" style:font-weight-complex="normal"/>
    </style:style>
    <style:style style:name="P8" style:family="paragraph">
      <loext:graphic-properties draw:fill="none" draw:fill-color="#ffffff"/>
      <style:text-properties fo:font-weight="normal" style:font-weight-asian="normal" style:font-weight-complex="normal"/>
    </style:style>
    <style:style style:name="P9" style:family="paragraph">
      <style:paragraph-properties fo:text-align="center"/>
      <style:text-properties style:font-name="Bitstream Vera Sans" fo:font-size="8pt" style:font-size-asian="8pt" style:font-size-complex="8pt"/>
    </style:style>
    <style:style style:name="P10" style:family="paragraph">
      <loext:graphic-properties draw:fill="none"/>
      <style:paragraph-properties fo:text-align="center"/>
      <style:text-properties style:font-name="Bitstream Vera Sans" fo:font-size="8pt" style:font-size-asian="8pt" style:font-size-complex="8pt"/>
    </style:style>
    <style:style style:name="P11" style:family="paragraph">
      <loext:graphic-properties draw:fill-color="#ffffff"/>
    </style:style>
    <style:style style:name="P12" style:family="paragraph">
      <style:paragraph-properties fo:text-align="center"/>
      <style:text-properties style:font-name="Bitstream Vera Sans" fo:font-size="8pt" fo:font-weight="bold" style:font-size-asian="8pt" style:font-weight-asian="bold" style:font-size-complex="8pt" style:font-weight-complex="bold"/>
    </style:style>
    <style:style style:name="P13" style:family="paragraph">
      <loext:graphic-properties draw:fill="none"/>
      <style:paragraph-properties fo:text-align="center"/>
      <style:text-properties style:font-name="Bitstream Vera Sans" fo:font-size="8pt" fo:font-weight="bold" style:font-size-asian="8pt" style:font-weight-asian="bold" style:font-size-complex="8pt" style:font-weight-complex="bold"/>
    </style:style>
    <style:style style:name="P14" style:family="paragraph">
      <style:text-properties fo:font-size="18pt" fo:font-weight="normal" style:font-weight-asian="normal" style:font-weight-complex="normal"/>
    </style:style>
    <style:style style:name="P15" style:family="paragraph">
      <loext:graphic-properties draw:fill="none" draw:fill-color="#ffffff"/>
      <style:text-properties fo:font-size="18pt" fo:font-weight="normal" style:font-weight-asian="normal" style:font-weight-complex="normal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729fcf"/>
      <style:paragraph-properties fo:text-align="center"/>
    </style:style>
    <style:style style:name="T1" style:family="text">
      <style:text-properties style:font-name="Liberation Mono" fo:font-size="14pt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Liberation Mono" fo:font-weight="normal" style:font-weight-asian="normal" style:font-weight-complex="normal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8.503cm" svg:height="3.605cm" svg:x="1.016cm" svg:y="9.88cm">
          <draw:text-box>
            <text:p text:style-name="P1"><text:span text:style-name="T1">void List::prepend(int x) {</text:span></text:p>
            <text:p text:style-name="P1"><text:span text:style-name="T1"><text:s text:c="2"/></text:span><text:span text:style-name="T1">auto node = new Node(x);</text:span></text:p>
            <text:p text:style-name="P1"><text:span text:style-name="T1"><text:s text:c="2"/></text:span><text:span text:style-name="T1">node-&gt;next = head;</text:span></text:p>
            <text:p text:style-name="P1"><text:span text:style-name="T1"><text:s text:c="2"/></text:span><text:span text:style-name="T1">head = node;</text:span></text:p>
            <text:p text:style-name="P1"><text:span text:style-name="T1">}</text:span></text:p>
            <text:p text:style-name="P1"><text:span text:style-name="T1"/></text:p>
          </draw:text-box>
        </draw:frame>
        <draw:custom-shape draw:style-name="gr2" draw:text-style-name="P4" draw:layer="layout" svg:width="2.794cm" svg:height="1.822cm" svg:x="19.558cm" svg:y="8.609cm">
          <text:p text:style-name="P3"><text:span text:style-name="T2">H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6" draw:layer="layout" svg:width="2.483cm" svg:height="0.806cm" svg:x="14.886cm" svg:y="5.08cm">
          <draw:text-box>
            <text:p text:style-name="P5"><text:span text:style-name="T2">Thread 1</text:span></text:p>
          </draw:text-box>
        </draw:frame>
        <draw:frame draw:style-name="gr1" draw:text-style-name="P6" draw:layer="layout" svg:width="2.483cm" svg:height="0.806cm" svg:x="23.114cm" svg:y="5.08cm">
          <draw:text-box>
            <text:p text:style-name="P5"><text:span text:style-name="T2">Thread 2</text:span></text:p>
          </draw:text-box>
        </draw:frame>
        <draw:frame draw:style-name="gr1" draw:text-style-name="P8" draw:layer="layout" svg:width="13.35cm" svg:height="1.018cm" svg:x="1.016cm" svg:y="1.776cm">
          <draw:text-box>
            <text:p text:style-name="P7"><text:span text:style-name="T3">Two threads call </text:span><text:span text:style-name="T4">prepend</text:span><text:span text:style-name="T3"> on same list object</text:span></text:p>
          </draw:text-box>
        </draw:frame>
        <draw:custom-shape draw:style-name="gr3" draw:text-style-name="P10" draw:layer="layout" svg:width="0.508cm" svg:height="0.508cm" svg:x="0.1cm" svg:y="10.006cm">
          <text:p text:style-name="P9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0.508cm" svg:height="0.508cm" svg:x="0.701cm" svg:y="10.007cm">
          <text:p text:style-name="P9"><text:span text:style-name="T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2" draw:layer="layout" svg:width="8.503cm" svg:height="3.605cm" svg:x="1.016cm" svg:y="9.88cm">
          <draw:text-box>
            <text:p text:style-name="P1"><text:span text:style-name="T1">void List::prepend(int x) {</text:span></text:p>
            <text:p text:style-name="P1"><text:span text:style-name="T1"><text:s text:c="2"/></text:span><text:span text:style-name="T1">auto node = new Node(x);</text:span></text:p>
            <text:p text:style-name="P1"><text:span text:style-name="T1"><text:s text:c="2"/></text:span><text:span text:style-name="T1">node-&gt;next = head;</text:span></text:p>
            <text:p text:style-name="P1"><text:span text:style-name="T1"><text:s text:c="2"/></text:span><text:span text:style-name="T1">head = node;</text:span></text:p>
            <text:p text:style-name="P1"><text:span text:style-name="T1">}</text:span></text:p>
            <text:p text:style-name="P1"><text:span text:style-name="T1"/></text:p>
          </draw:text-box>
        </draw:frame>
        <draw:custom-shape draw:style-name="gr2" draw:text-style-name="P4" draw:layer="layout" svg:width="2.794cm" svg:height="1.822cm" svg:x="19.558cm" svg:y="8.609cm">
          <text:p text:style-name="P3"><text:span text:style-name="T2">H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6" draw:layer="layout" svg:width="2.483cm" svg:height="0.806cm" svg:x="14.888cm" svg:y="5.08cm">
          <draw:text-box>
            <text:p text:style-name="P5"><text:span text:style-name="T2">Thread </text:span><text:span text:style-name="T2">1</text:span></text:p>
          </draw:text-box>
        </draw:frame>
        <draw:frame draw:style-name="gr1" draw:text-style-name="P6" draw:layer="layout" svg:width="2.483cm" svg:height="0.806cm" svg:x="23.114cm" svg:y="5.08cm">
          <draw:text-box>
            <text:p text:style-name="P5"><text:span text:style-name="T2">Thread 2</text:span></text:p>
          </draw:text-box>
        </draw:frame>
        <draw:frame draw:style-name="gr1" draw:text-style-name="P8" draw:layer="layout" svg:width="7.407cm" svg:height="0.962cm" svg:x="1.016cm" svg:y="1.776cm">
          <draw:text-box>
            <text:p text:style-name="P7"><text:span text:style-name="T3">Thread 1 creates a node</text:span></text:p>
          </draw:text-box>
        </draw:frame>
        <draw:custom-shape draw:style-name="gr3" draw:text-style-name="P13" draw:layer="layout" svg:width="0.508cm" svg:height="0.508cm" svg:x="0.101cm" svg:y="10.607cm">
          <text:p text:style-name="P12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0.508cm" svg:height="0.508cm" svg:x="0.702cm" svg:y="10.008cm">
          <text:p text:style-name="P9"><text:span text:style-name="T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2" draw:layer="layout" svg:width="8.503cm" svg:height="3.605cm" svg:x="1.016cm" svg:y="9.88cm">
          <draw:text-box>
            <text:p text:style-name="P1"><text:span text:style-name="T1">void List::prepend(int x) {</text:span></text:p>
            <text:p text:style-name="P1"><text:span text:style-name="T1"><text:s text:c="2"/></text:span><text:span text:style-name="T1">auto node = new Node(x);</text:span></text:p>
            <text:p text:style-name="P1"><text:span text:style-name="T1"><text:s text:c="2"/></text:span><text:span text:style-name="T1">node-&gt;next = head;</text:span></text:p>
            <text:p text:style-name="P1"><text:span text:style-name="T1"><text:s text:c="2"/></text:span><text:span text:style-name="T1">head = node;</text:span></text:p>
            <text:p text:style-name="P1"><text:span text:style-name="T1">}</text:span></text:p>
            <text:p text:style-name="P1"><text:span text:style-name="T1"/></text:p>
          </draw:text-box>
        </draw:frame>
        <draw:custom-shape draw:style-name="gr2" draw:text-style-name="P4" draw:layer="layout" svg:width="2.794cm" svg:height="1.822cm" svg:x="19.558cm" svg:y="8.609cm">
          <text:p text:style-name="P3"><text:span text:style-name="T2">H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6" draw:layer="layout" svg:width="2.483cm" svg:height="0.806cm" svg:x="14.888cm" svg:y="5.08cm">
          <draw:text-box>
            <text:p text:style-name="P5"><text:span text:style-name="T2">Thread 1</text:span></text:p>
          </draw:text-box>
        </draw:frame>
        <draw:frame draw:style-name="gr1" draw:text-style-name="P6" draw:layer="layout" svg:width="2.483cm" svg:height="0.806cm" svg:x="23.114cm" svg:y="5.08cm">
          <draw:text-box>
            <text:p text:style-name="P5"><text:span text:style-name="T2">Thread 2</text:span></text:p>
          </draw:text-box>
        </draw:frame>
        <draw:frame draw:style-name="gr1" draw:text-style-name="P15" draw:layer="layout" svg:width="7.407cm" svg:height="0.962cm" svg:x="1.016cm" svg:y="1.776cm">
          <draw:text-box>
            <text:p text:style-name="P14"><text:span text:style-name="T3">Thread 1 creates a node</text:span></text:p>
          </draw:text-box>
        </draw:frame>
        <draw:custom-shape draw:style-name="gr2" draw:text-style-name="P4" draw:layer="layout" svg:width="2.794cm" svg:height="1.822cm" svg:x="14.732cm" svg:y="6.306cm">
          <text:p text:style-name="P3"><text:span text:style-name="T2">Node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draw:layer="layout" svg:width="0.508cm" svg:height="0.508cm" svg:x="0.703cm" svg:y="10.009cm">
          <text:p text:style-name="P9"><text:span text:style-name="T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3" draw:layer="layout" svg:width="0.508cm" svg:height="0.508cm" svg:x="0.102cm" svg:y="10.608cm">
          <text:p text:style-name="P12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2" draw:layer="layout" svg:width="8.503cm" svg:height="3.605cm" svg:x="1.016cm" svg:y="9.88cm">
          <draw:text-box>
            <text:p text:style-name="P1"><text:span text:style-name="T1">void List::prepend(int x) {</text:span></text:p>
            <text:p text:style-name="P1"><text:span text:style-name="T1"><text:s text:c="2"/></text:span><text:span text:style-name="T1">auto node = new Node(x);</text:span></text:p>
            <text:p text:style-name="P1"><text:span text:style-name="T1"><text:s text:c="2"/></text:span><text:span text:style-name="T1">node-&gt;next = head;</text:span></text:p>
            <text:p text:style-name="P1"><text:span text:style-name="T1"><text:s text:c="2"/></text:span><text:span text:style-name="T1">head = node;</text:span></text:p>
            <text:p text:style-name="P1"><text:span text:style-name="T1">}</text:span></text:p>
            <text:p text:style-name="P1"><text:span text:style-name="T1"/></text:p>
          </draw:text-box>
        </draw:frame>
        <draw:custom-shape draw:style-name="gr2" draw:text-style-name="P4" draw:layer="layout" svg:width="2.794cm" svg:height="1.822cm" svg:x="19.558cm" svg:y="8.609cm">
          <text:p text:style-name="P3"><text:span text:style-name="T2">H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6" draw:layer="layout" svg:width="2.483cm" svg:height="0.806cm" svg:x="14.888cm" svg:y="5.08cm">
          <draw:text-box>
            <text:p text:style-name="P5"><text:span text:style-name="T2">Thread 1</text:span></text:p>
          </draw:text-box>
        </draw:frame>
        <draw:frame draw:style-name="gr1" draw:text-style-name="P6" draw:layer="layout" svg:width="2.483cm" svg:height="0.806cm" svg:x="23.114cm" svg:y="5.08cm">
          <draw:text-box>
            <text:p text:style-name="P5"><text:span text:style-name="T2">Thread 2</text:span></text:p>
          </draw:text-box>
        </draw:frame>
        <draw:frame draw:style-name="gr1" draw:text-style-name="P8" draw:layer="layout" svg:width="13.985cm" svg:height="0.962cm" svg:x="1.016cm" svg:y="1.776cm">
          <draw:text-box>
            <text:p text:style-name="P7"><text:span text:style-name="T3">Thread 1 sets Node 1’s next pointer to the Head</text:span></text:p>
          </draw:text-box>
        </draw:frame>
        <draw:custom-shape draw:style-name="gr2" draw:text-style-name="P4" draw:layer="layout" svg:width="2.794cm" svg:height="1.822cm" svg:x="14.732cm" svg:y="6.306cm">
          <text:p text:style-name="P3"><text:span text:style-name="T2">Node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draw:layer="layout" svg:width="0.508cm" svg:height="0.508cm" svg:x="0.704cm" svg:y="10.01cm">
          <text:p text:style-name="P9"><text:span text:style-name="T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3" draw:layer="layout" svg:width="0.508cm" svg:height="0.508cm" svg:x="0.103cm" svg:y="11.109cm">
          <text:p text:style-name="P12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2" draw:layer="layout" svg:width="8.503cm" svg:height="3.605cm" svg:x="1.016cm" svg:y="9.88cm">
          <draw:text-box>
            <text:p text:style-name="P1"><text:span text:style-name="T1">void List::prepend(int x) {</text:span></text:p>
            <text:p text:style-name="P1"><text:span text:style-name="T1"><text:s text:c="2"/></text:span><text:span text:style-name="T1">auto node = new Node(x);</text:span></text:p>
            <text:p text:style-name="P1"><text:span text:style-name="T1"><text:s text:c="2"/></text:span><text:span text:style-name="T1">node-&gt;next = head;</text:span></text:p>
            <text:p text:style-name="P1"><text:span text:style-name="T1"><text:s text:c="2"/></text:span><text:span text:style-name="T1">head = node;</text:span></text:p>
            <text:p text:style-name="P1"><text:span text:style-name="T1">}</text:span></text:p>
            <text:p text:style-name="P1"><text:span text:style-name="T1"/></text:p>
          </draw:text-box>
        </draw:frame>
        <draw:custom-shape draw:style-name="gr2" draw:text-style-name="P4" xml:id="id2" draw:id="id2" draw:layer="layout" svg:width="2.794cm" svg:height="1.822cm" svg:x="19.558cm" svg:y="8.609cm">
          <text:p text:style-name="P3"><text:span text:style-name="T2">H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6" draw:layer="layout" svg:width="2.483cm" svg:height="0.806cm" svg:x="14.888cm" svg:y="5.08cm">
          <draw:text-box>
            <text:p text:style-name="P5"><text:span text:style-name="T2">Thread 1</text:span></text:p>
          </draw:text-box>
        </draw:frame>
        <draw:frame draw:style-name="gr1" draw:text-style-name="P6" draw:layer="layout" svg:width="2.483cm" svg:height="0.806cm" svg:x="23.114cm" svg:y="5.08cm">
          <draw:text-box>
            <text:p text:style-name="P5"><text:span text:style-name="T2">Thread 2</text:span></text:p>
          </draw:text-box>
        </draw:frame>
        <draw:frame draw:style-name="gr1" draw:text-style-name="P8" draw:layer="layout" svg:width="13.757cm" svg:height="0.962cm" svg:x="1.016cm" svg:y="1.776cm">
          <draw:text-box>
            <text:p text:style-name="P7"><text:span text:style-name="T3">Thread 1 sets its next value to the current head</text:span></text:p>
          </draw:text-box>
        </draw:frame>
        <draw:custom-shape draw:style-name="gr2" draw:text-style-name="P4" xml:id="id1" draw:id="id1" draw:layer="layout" svg:width="2.794cm" svg:height="1.822cm" svg:x="14.732cm" svg:y="6.306cm">
          <text:p text:style-name="P3"><text:span text:style-name="T2">Node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7" draw:layer="layout" draw:type="line" svg:x1="16.129cm" svg:y1="8.128cm" svg:x2="20.955cm" svg:y2="8.609cm" draw:start-shape="id1" draw:start-glue-point="2" draw:end-shape="id2" draw:end-glue-point="0" svg:d="M16129 8128l4826 481" svg:viewBox="0 0 4827 482">
          <text:p/>
        </draw:connector>
        <draw:custom-shape draw:style-name="gr3" draw:text-style-name="P10" draw:layer="layout" svg:width="0.508cm" svg:height="0.508cm" svg:x="0.705cm" svg:y="10.011cm">
          <text:p text:style-name="P9"><text:span text:style-name="T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3" draw:layer="layout" svg:width="0.508cm" svg:height="0.508cm" svg:x="0.104cm" svg:y="11.11cm">
          <text:p text:style-name="P12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2" draw:layer="layout" svg:width="8.503cm" svg:height="3.605cm" svg:x="1.016cm" svg:y="9.88cm">
          <draw:text-box>
            <text:p text:style-name="P1"><text:span text:style-name="T1">void List::prepend(int x) {</text:span></text:p>
            <text:p text:style-name="P1"><text:span text:style-name="T1"><text:s text:c="2"/></text:span><text:span text:style-name="T1">auto node = new Node(x);</text:span></text:p>
            <text:p text:style-name="P1"><text:span text:style-name="T1"><text:s text:c="2"/></text:span><text:span text:style-name="T1">node-&gt;next = head;</text:span></text:p>
            <text:p text:style-name="P1"><text:span text:style-name="T1"><text:s text:c="2"/></text:span><text:span text:style-name="T1">head = node;</text:span></text:p>
            <text:p text:style-name="P1"><text:span text:style-name="T1">}</text:span></text:p>
            <text:p text:style-name="P1"><text:span text:style-name="T1"/></text:p>
          </draw:text-box>
        </draw:frame>
        <draw:custom-shape draw:style-name="gr2" draw:text-style-name="P4" xml:id="id4" draw:id="id4" draw:layer="layout" svg:width="2.794cm" svg:height="1.822cm" svg:x="19.558cm" svg:y="8.609cm">
          <text:p text:style-name="P3"><text:span text:style-name="T2">H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6" draw:layer="layout" svg:width="2.483cm" svg:height="0.806cm" svg:x="14.888cm" svg:y="5.08cm">
          <draw:text-box>
            <text:p text:style-name="P5"><text:span text:style-name="T2">Thread 1</text:span></text:p>
          </draw:text-box>
        </draw:frame>
        <draw:frame draw:style-name="gr1" draw:text-style-name="P6" draw:layer="layout" svg:width="2.483cm" svg:height="0.806cm" svg:x="23.016cm" svg:y="5.08cm">
          <draw:text-box>
            <text:p text:style-name="P5"><text:span text:style-name="T2">Thread 2</text:span></text:p>
          </draw:text-box>
        </draw:frame>
        <draw:frame draw:style-name="gr1" draw:text-style-name="P8" draw:layer="layout" svg:width="7.407cm" svg:height="0.962cm" svg:x="1.016cm" svg:y="1.776cm">
          <draw:text-box>
            <text:p text:style-name="P7"><text:span text:style-name="T3">Thread 2 creates a node</text:span></text:p>
          </draw:text-box>
        </draw:frame>
        <draw:custom-shape draw:style-name="gr2" draw:text-style-name="P4" xml:id="id3" draw:id="id3" draw:layer="layout" svg:width="2.794cm" svg:height="1.822cm" svg:x="14.732cm" svg:y="6.306cm">
          <text:p text:style-name="P3"><text:span text:style-name="T2">Node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7" draw:layer="layout" draw:type="line" svg:x1="16.129cm" svg:y1="8.128cm" svg:x2="20.955cm" svg:y2="8.609cm" draw:start-shape="id3" draw:start-glue-point="2" draw:end-shape="id4" draw:end-glue-point="0" svg:d="M16129 8128l4826 481" svg:viewBox="0 0 4827 482">
          <text:p/>
        </draw:connector>
        <draw:custom-shape draw:style-name="gr3" draw:text-style-name="P13" draw:layer="layout" svg:width="0.508cm" svg:height="0.508cm" svg:x="0.706cm" svg:y="10.512cm">
          <text:p text:style-name="P12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0.508cm" svg:height="0.508cm" svg:x="0.105cm" svg:y="11.111cm">
          <text:p text:style-name="P9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2" draw:layer="layout" svg:width="8.503cm" svg:height="3.605cm" svg:x="1.016cm" svg:y="9.88cm">
          <draw:text-box>
            <text:p text:style-name="P1"><text:span text:style-name="T1">void List::prepend(int x) {</text:span></text:p>
            <text:p text:style-name="P1"><text:span text:style-name="T1"><text:s text:c="2"/></text:span><text:span text:style-name="T1">auto node = new Node(x);</text:span></text:p>
            <text:p text:style-name="P1"><text:span text:style-name="T1"><text:s text:c="2"/></text:span><text:span text:style-name="T1">node-&gt;next = head;</text:span></text:p>
            <text:p text:style-name="P1"><text:span text:style-name="T1"><text:s text:c="2"/></text:span><text:span text:style-name="T1">head = node;</text:span></text:p>
            <text:p text:style-name="P1"><text:span text:style-name="T1">}</text:span></text:p>
            <text:p text:style-name="P1"><text:span text:style-name="T1"/></text:p>
          </draw:text-box>
        </draw:frame>
        <draw:custom-shape draw:style-name="gr2" draw:text-style-name="P4" xml:id="id6" draw:id="id6" draw:layer="layout" svg:width="2.794cm" svg:height="1.822cm" svg:x="19.558cm" svg:y="8.609cm">
          <text:p text:style-name="P3"><text:span text:style-name="T2">H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6" draw:layer="layout" svg:width="2.483cm" svg:height="0.806cm" svg:x="14.888cm" svg:y="5.08cm">
          <draw:text-box>
            <text:p text:style-name="P5"><text:span text:style-name="T2">Thread 1</text:span></text:p>
          </draw:text-box>
        </draw:frame>
        <draw:frame draw:style-name="gr1" draw:text-style-name="P6" draw:layer="layout" svg:width="2.483cm" svg:height="0.806cm" svg:x="23.016cm" svg:y="5.08cm">
          <draw:text-box>
            <text:p text:style-name="P5"><text:span text:style-name="T2">Thread 2</text:span></text:p>
          </draw:text-box>
        </draw:frame>
        <draw:frame draw:style-name="gr1" draw:text-style-name="P8" draw:layer="layout" svg:width="7.407cm" svg:height="0.962cm" svg:x="1.016cm" svg:y="1.776cm">
          <draw:text-box>
            <text:p text:style-name="P7"><text:span text:style-name="T3">Thread 2 creates a node</text:span></text:p>
          </draw:text-box>
        </draw:frame>
        <draw:custom-shape draw:style-name="gr2" draw:text-style-name="P4" xml:id="id5" draw:id="id5" draw:layer="layout" svg:width="2.794cm" svg:height="1.822cm" svg:x="14.732cm" svg:y="6.306cm">
          <text:p text:style-name="P3"><text:span text:style-name="T2">Node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7" draw:layer="layout" draw:type="line" svg:x1="16.129cm" svg:y1="8.128cm" svg:x2="20.955cm" svg:y2="8.609cm" draw:start-shape="id5" draw:start-glue-point="2" draw:end-shape="id6" draw:end-glue-point="0" svg:d="M16129 8128l4826 481" svg:viewBox="0 0 4827 482">
          <text:p/>
        </draw:connector>
        <draw:custom-shape draw:style-name="gr2" draw:text-style-name="P4" draw:layer="layout" svg:width="2.794cm" svg:height="1.822cm" svg:x="22.86cm" svg:y="6.306cm">
          <text:p text:style-name="P3"><text:span text:style-name="T2">Nod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3" draw:layer="layout" svg:width="0.508cm" svg:height="0.508cm" svg:x="0.706cm" svg:y="10.512cm">
          <text:p text:style-name="P12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0.508cm" svg:height="0.508cm" svg:x="0.105cm" svg:y="11.111cm">
          <text:p text:style-name="P9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2" draw:layer="layout" svg:width="8.503cm" svg:height="3.605cm" svg:x="1.016cm" svg:y="9.88cm">
          <draw:text-box>
            <text:p text:style-name="P1"><text:span text:style-name="T1">void List::prepend(int x) {</text:span></text:p>
            <text:p text:style-name="P1"><text:span text:style-name="T1"><text:s text:c="2"/></text:span><text:span text:style-name="T1">auto node = new Node(x);</text:span></text:p>
            <text:p text:style-name="P1"><text:span text:style-name="T1"><text:s text:c="2"/></text:span><text:span text:style-name="T1">node-&gt;next = head;</text:span></text:p>
            <text:p text:style-name="P1"><text:span text:style-name="T1"><text:s text:c="2"/></text:span><text:span text:style-name="T1">head = node;</text:span></text:p>
            <text:p text:style-name="P1"><text:span text:style-name="T1">}</text:span></text:p>
            <text:p text:style-name="P1"><text:span text:style-name="T1"/></text:p>
          </draw:text-box>
        </draw:frame>
        <draw:custom-shape draw:style-name="gr2" draw:text-style-name="P4" xml:id="id8" draw:id="id8" draw:layer="layout" svg:width="2.794cm" svg:height="1.822cm" svg:x="19.558cm" svg:y="8.609cm">
          <text:p text:style-name="P3"><text:span text:style-name="T2">H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6" draw:layer="layout" svg:width="2.483cm" svg:height="0.806cm" svg:x="14.888cm" svg:y="5.08cm">
          <draw:text-box>
            <text:p text:style-name="P5"><text:span text:style-name="T2">Thread 1</text:span></text:p>
          </draw:text-box>
        </draw:frame>
        <draw:frame draw:style-name="gr1" draw:text-style-name="P6" draw:layer="layout" svg:width="2.483cm" svg:height="0.806cm" svg:x="23.016cm" svg:y="5.08cm">
          <draw:text-box>
            <text:p text:style-name="P5"><text:span text:style-name="T2">Thread 2</text:span></text:p>
          </draw:text-box>
        </draw:frame>
        <draw:frame draw:style-name="gr1" draw:text-style-name="P8" draw:layer="layout" svg:width="12.436cm" svg:height="0.962cm" svg:x="1.016cm" svg:y="1.776cm">
          <draw:text-box>
            <text:p text:style-name="P7"><text:span text:style-name="T3">Thread 2 sets its Node 2’s pointer to head </text:span></text:p>
          </draw:text-box>
        </draw:frame>
        <draw:custom-shape draw:style-name="gr2" draw:text-style-name="P4" xml:id="id7" draw:id="id7" draw:layer="layout" svg:width="2.794cm" svg:height="1.822cm" svg:x="14.732cm" svg:y="6.306cm">
          <text:p text:style-name="P3"><text:span text:style-name="T2">Node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7" draw:layer="layout" draw:type="line" svg:x1="16.129cm" svg:y1="8.128cm" svg:x2="20.955cm" svg:y2="8.609cm" draw:start-shape="id7" draw:start-glue-point="2" draw:end-shape="id8" draw:end-glue-point="0" svg:d="M16129 8128l4826 481" svg:viewBox="0 0 4827 482">
          <text:p/>
        </draw:connector>
        <draw:custom-shape draw:style-name="gr2" draw:text-style-name="P4" xml:id="id9" draw:id="id9" draw:layer="layout" svg:width="2.794cm" svg:height="1.822cm" svg:x="22.86cm" svg:y="6.306cm">
          <text:p text:style-name="P3"><text:span text:style-name="T2">Nod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3" draw:layer="layout" svg:width="0.508cm" svg:height="0.508cm" svg:x="0.706cm" svg:y="11.112cm">
          <text:p text:style-name="P12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0.508cm" svg:height="0.508cm" svg:x="0.105cm" svg:y="11.111cm">
          <text:p text:style-name="P9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8" draw:layer="layout" draw:type="line" svg:x1="24.257cm" svg:y1="8.128cm" svg:x2="20.955cm" svg:y2="8.609cm" draw:start-shape="id9" draw:start-glue-point="2" draw:end-shape="id8" draw:end-glue-point="0" svg:d="M24257 8128l-3302 481" svg:viewBox="0 0 3303 482">
          <text:p/>
        </draw:connector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2" draw:layer="layout" svg:width="8.503cm" svg:height="3.605cm" svg:x="1.016cm" svg:y="9.88cm">
          <draw:text-box>
            <text:p text:style-name="P1"><text:span text:style-name="T1">void List::prepend(int x) {</text:span></text:p>
            <text:p text:style-name="P1"><text:span text:style-name="T1"><text:s text:c="2"/></text:span><text:span text:style-name="T1">auto node = new Node(x);</text:span></text:p>
            <text:p text:style-name="P1"><text:span text:style-name="T1"><text:s text:c="2"/></text:span><text:span text:style-name="T1">node-&gt;next = head;</text:span></text:p>
            <text:p text:style-name="P1"><text:span text:style-name="T1"><text:s text:c="2"/></text:span><text:span text:style-name="T1">head = node;</text:span></text:p>
            <text:p text:style-name="P1"><text:span text:style-name="T1">}</text:span></text:p>
            <text:p text:style-name="P1"><text:span text:style-name="T1"/></text:p>
          </draw:text-box>
        </draw:frame>
        <draw:custom-shape draw:style-name="gr2" draw:text-style-name="P4" xml:id="id11" draw:id="id11" draw:layer="layout" svg:width="2.794cm" svg:height="1.822cm" svg:x="19.558cm" svg:y="8.609cm">
          <text:p text:style-name="P3"><text:span text:style-name="T2">H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6" draw:layer="layout" svg:width="2.483cm" svg:height="0.806cm" svg:x="14.888cm" svg:y="5.08cm">
          <draw:text-box>
            <text:p text:style-name="P5"><text:span text:style-name="T2">Thread 1</text:span></text:p>
          </draw:text-box>
        </draw:frame>
        <draw:frame draw:style-name="gr1" draw:text-style-name="P6" draw:layer="layout" svg:width="2.483cm" svg:height="0.806cm" svg:x="23.016cm" svg:y="5.08cm">
          <draw:text-box>
            <text:p text:style-name="P5"><text:span text:style-name="T2">Thread 2</text:span></text:p>
          </draw:text-box>
        </draw:frame>
        <draw:frame draw:style-name="gr1" draw:text-style-name="P8" draw:layer="layout" svg:width="12.436cm" svg:height="0.962cm" svg:x="1.016cm" svg:y="1.776cm">
          <draw:text-box>
            <text:p text:style-name="P7"><text:span text:style-name="T3">Thread 2 sets its Node 2’s pointer to head </text:span></text:p>
          </draw:text-box>
        </draw:frame>
        <draw:custom-shape draw:style-name="gr2" draw:text-style-name="P4" xml:id="id10" draw:id="id10" draw:layer="layout" svg:width="2.794cm" svg:height="1.822cm" svg:x="14.732cm" svg:y="6.306cm">
          <text:p text:style-name="P3"><text:span text:style-name="T2">Node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7" draw:layer="layout" draw:type="line" svg:x1="16.129cm" svg:y1="8.128cm" svg:x2="20.955cm" svg:y2="8.609cm" draw:start-shape="id10" draw:start-glue-point="2" draw:end-shape="id11" draw:end-glue-point="0" svg:d="M16129 8128l4826 481" svg:viewBox="0 0 4827 482">
          <text:p/>
        </draw:connector>
        <draw:custom-shape draw:style-name="gr2" draw:text-style-name="P4" xml:id="id12" draw:id="id12" draw:layer="layout" svg:width="2.794cm" svg:height="1.822cm" svg:x="22.86cm" svg:y="6.306cm">
          <text:p text:style-name="P3"><text:span text:style-name="T2">Nod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3" draw:layer="layout" svg:width="0.508cm" svg:height="0.508cm" svg:x="0.706cm" svg:y="11.112cm">
          <text:p text:style-name="P12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0.508cm" svg:height="0.508cm" svg:x="0.105cm" svg:y="11.111cm">
          <text:p text:style-name="P9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8" draw:layer="layout" draw:type="line" svg:x1="24.257cm" svg:y1="8.128cm" svg:x2="20.955cm" svg:y2="8.609cm" draw:start-shape="id12" draw:start-glue-point="2" draw:end-shape="id11" draw:end-glue-point="0" svg:d="M24257 8128l-3302 481" svg:viewBox="0 0 3303 482">
          <text:p/>
        </draw:connector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3T17:50:49.136439842</meta:creation-date>
    <dc:date>2016-10-13T18:38:10.429727815</dc:date>
    <meta:editing-duration>PT10M27S</meta:editing-duration>
    <meta:editing-cycles>1</meta:editing-cycles>
    <meta:document-statistic meta:object-count="119"/>
    <meta:generator>LibreOffice/5.1.4.2$Linux_X86_64 LibreOffice_project/10m0$Build-2</meta:generator>
  </office:meta>
</office:document-meta>
</file>